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4pt" fo:font-weight="bold" officeooo:rsid="000c5191" officeooo:paragraph-rsid="000c5191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6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6pt" fo:font-weight="bold" officeooo:rsid="000c5191" officeooo:paragraph-rsid="000c5191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oco.py</text:p>
      <text:p text:style-name="P1">"""</text:p>
      <text:p text:style-name="P1">La struttura del gioco.</text:p>
      <text:p text:style-name="P1"/>
      <text:p text:style-name="P1">può essere lanciato su stdout via:</text:p>
      <text:p text:style-name="P1"><text:s text:c="4"/>python3 gioco.py</text:p>
      <text:p text:style-name="P1"/>
      <text:p text:style-name="P1">"""</text:p>
      <text:p text:style-name="P1">import textwrap</text:p>
      <text:p text:style-name="P1"/>
      <text:p text:style-name="P1">from campo import Campo</text:p>
      <text:p text:style-name="P1">from nextup import Nextup</text:p>
      <text:p text:style-name="P1"/>
      <text:p text:style-name="P1"/>
      <text:p text:style-name="P1">class Gioco:</text:p>
      <text:p text:style-name="P1"><text:s text:c="4"/>"""</text:p>
      <text:p text:style-name="P1"><text:s text:c="4"/>Fa girare il gioco, uno step per volta.</text:p>
      <text:p text:style-name="P1"><text:s text:c="4"/>"""</text:p>
      <text:p text:style-name="P1"/>
      <text:p text:style-name="P1"><text:s text:c="4"/>def __init__(self):</text:p>
      <text:p text:style-name="P1"><text:s text:c="8"/>"""Genera un oggetto vuoto."""</text:p>
      <text:p text:style-name="P1"><text:s text:c="8"/>self.playing = True</text:p>
      <text:p text:style-name="P1"><text:s text:c="8"/>self.iterations = 0</text:p>
      <text:p text:style-name="P1"><text:s text:c="8"/>self.score = 0</text:p>
      <text:p text:style-name="P1"><text:s text:c="8"/>self.lines = 0</text:p>
      <text:p text:style-name="P1"><text:s text:c="8"/>self.pf = Campo(20, 10)</text:p>
      <text:p text:style-name="P1"><text:s text:c="8"/>self.nextup = Nextup()</text:p>
      <text:p text:style-name="P1"><text:s text:c="8"/>self.pezzo = self.nextup.pop()</text:p>
      <text:p text:style-name="P1"><text:s text:c="8"/># centrato in qualche modo</text:p>
      <text:p text:style-name="P1"><text:s text:c="8"/>self.r = -1</text:p>
      <text:p text:style-name="P1"><text:s text:c="8"/>self.c = 4</text:p>
      <text:p text:style-name="P1"/>
      <text:p text:style-name="P1"><text:s text:c="4"/>def __str__(self):</text:p>
      <text:p text:style-name="P1"><text:s text:c="8"/>"""</text:p>
      <text:p text:style-name="P1"><text:s text:c="8"/>Stampa lo stato del gioco.</text:p>
      <text:p text:style-name="P1"><text:s text:c="8"/>"""</text:p>
      <text:p text:style-name="P1"><text:s text:c="8"/>return textwrap.dedent(f"""</text:p>
      <text:p text:style-name="P1"><text:s text:c="8"/>Gioco attivo? {self.playing} (iter #{self.iterations})</text:p>
      <text:p text:style-name="P1"><text:s text:c="8"/>- score: {self.score} / lines: {self.lines} </text:p>
      <text:p text:style-name="P1"><text:s text:c="8"/>- pezzi: {self.nextup.pops}</text:p>
      <text:p text:style-name="P1"><text:s text:c="8"/>- nextup: {self.nextup}</text:p>
      <text:p text:style-name="P1"><text:s text:c="8"/>- pezzo attivo: {self.pezzo} ({self.r},{self.c})</text:p>
      <text:p text:style-name="P1"><text:s text:c="8"/>-------------------------------------------------------</text:p>
      <text:p text:style-name="P1"/>
      <text:p text:style-name="P1"><text:s text:c="8"/>""") + self.pf.as_stdout()</text:p>
      <text:p text:style-name="P1"/>
      <text:p text:style-name="P1"><text:s text:c="4"/>def command(self, cmd):</text:p>
      <text:p text:style-name="P1"><text:s text:c="8"/>"""</text:p>
      <text:p text:style-name="P1"><text:s text:c="8"/>Processa un comando che può essere:</text:p>
      <text:p text:style-name="P1"><text:s text:c="8"/>- l: freccia a sx</text:p>
      <text:p text:style-name="P1"><text:s text:c="8"/>- r: freccia a dx</text:p>
      <text:p text:style-name="P1"><text:s text:c="8"/>- x: ruota</text:p>
      <text:p text:style-name="P1"><text:soft-page-break/></text:p>
      <text:p text:style-name="P1"><text:s text:c="8"/>Altri comandi sono ignorati e non hanno effetto.</text:p>
      <text:p text:style-name="P1"><text:s text:c="8"/>Processa tutto il ciclo del gioco.</text:p>
      <text:p text:style-name="P1"/>
      <text:p text:style-name="P1"><text:s text:c="8"/>- comando (se possibile)</text:p>
      <text:p text:style-name="P1"><text:s text:c="8"/>- sposta in giù</text:p>
      <text:p text:style-name="P1"><text:s text:c="8"/>- controlla collisione</text:p>
      <text:p text:style-name="P1"><text:s text:c="8"/>- controlla righe complete</text:p>
      <text:p text:style-name="P1"><text:s text:c="8"/>- aggiorna hiscore</text:p>
      <text:p text:style-name="P1"><text:s text:c="8"/>- determina se gioco finito</text:p>
      <text:p text:style-name="P1"><text:s text:c="8"/>"""</text:p>
      <text:p text:style-name="P1"/>
      <text:p text:style-name="P1"><text:s text:c="8"/>self.pf.unplot_at((self.r, self.c), self.pezzo)</text:p>
      <text:p text:style-name="P1"/>
      <text:p text:style-name="P1"><text:s text:c="8"/>if cmd == "l":</text:p>
      <text:p text:style-name="P1"><text:s text:c="12"/>self.c += -1</text:p>
      <text:p text:style-name="P1"><text:s text:c="12"/>if not self.pf.can_plot_at((self.r, self.c), self.pezzo):</text:p>
      <text:p text:style-name="P1"><text:s text:c="16"/>self.c += 1</text:p>
      <text:p text:style-name="P1"/>
      <text:p text:style-name="P1"><text:s text:c="8"/>elif cmd == "r":</text:p>
      <text:p text:style-name="P1"><text:s text:c="12"/>self.c += 1</text:p>
      <text:p text:style-name="P1"><text:s text:c="12"/>if not self.pf.can_plot_at((self.r, self.c), self.pezzo):</text:p>
      <text:p text:style-name="P1"><text:s text:c="16"/>self.c += -1</text:p>
      <text:p text:style-name="P1"/>
      <text:p text:style-name="P1"><text:s text:c="8"/>elif cmd == "x":</text:p>
      <text:p text:style-name="P1"><text:s text:c="12"/>self.pezzo.rotate()</text:p>
      <text:p text:style-name="P1"><text:s text:c="12"/>if not self.pf.can_plot_at((self.r, self.c), self.pezzo):</text:p>
      <text:p text:style-name="P1"><text:s text:c="16"/>self.pezzo.unrotate()</text:p>
      <text:p text:style-name="P1"/>
      <text:p text:style-name="P1"><text:s text:c="8"/>self.r += 1</text:p>
      <text:p text:style-name="P1"><text:s text:c="8"/>if self.pf.can_plot_at((self.r, self.c), self.pezzo):</text:p>
      <text:p text:style-name="P1"><text:s text:c="12"/>self.pf.plot_at((self.r, self.c), self.pezzo)</text:p>
      <text:p text:style-name="P1"><text:s text:c="8"/>else:</text:p>
      <text:p text:style-name="P1"><text:s text:c="12"/>plotted = self.pf.plot_at((self.r-1, self.c), self.pezzo)</text:p>
      <text:p text:style-name="P1"><text:s text:c="12"/>if not plotted:</text:p>
      <text:p text:style-name="P1"><text:s text:c="16"/># ferma il gioco</text:p>
      <text:p text:style-name="P1"><text:s text:c="16"/>self.playing = False</text:p>
      <text:p text:style-name="P1"/>
      <text:p text:style-name="P1"><text:s text:c="12"/># controlla le righe complete</text:p>
      <text:p text:style-name="P1"><text:s text:c="12"/>n_rows_compacted = self.pf.compact_rows()</text:p>
      <text:p text:style-name="P1"><text:s text:c="12"/>self.lines += n_rows_compacted</text:p>
      <text:p text:style-name="P1"><text:s text:c="12"/>self.score += 1 + (10 * (n_rows_compacted ** 2))</text:p>
      <text:p text:style-name="P1"><text:s text:c="12"/>self.pezzo = self.nextup.pop()</text:p>
      <text:p text:style-name="P1"><text:s text:c="12"/>self.r = -1</text:p>
      <text:p text:style-name="P1"><text:s text:c="12"/>self.c = 4</text:p>
      <text:p text:style-name="P1"/>
      <text:p text:style-name="P1"><text:s text:c="8"/>return self</text:p>
      <text:p text:style-name="P1"/>
      <text:p text:style-name="P1"><text:s text:c="4"/>def debugloop(self):</text:p>
      <text:p text:style-name="P1"><text:s text:c="8"/>"""Una versione minima del gioco che funziona a tastiera."""</text:p>
      <text:p text:style-name="P1"><text:s text:c="8"/>while self.playing is True:</text:p>
      <text:p text:style-name="P1"><text:s text:c="12"/>print(str(self))</text:p>
      <text:p text:style-name="P1"><text:soft-page-break/><text:s text:c="12"/>cmd = input("a:&lt; s:&gt; l:x ... ")</text:p>
      <text:p text:style-name="P1"><text:s text:c="12"/>if cmd in ['a', 's', 'l']:</text:p>
      <text:p text:style-name="P1"><text:s text:c="16"/>if cmd == 'a':</text:p>
      <text:p text:style-name="P1"><text:s text:c="20"/>cmd = "l"</text:p>
      <text:p text:style-name="P1"><text:s text:c="16"/>elif cmd == "s":</text:p>
      <text:p text:style-name="P1"><text:s text:c="20"/>cmd = "r"</text:p>
      <text:p text:style-name="P1"><text:s text:c="16"/>else:</text:p>
      <text:p text:style-name="P1"><text:s text:c="20"/>cmd = "x"</text:p>
      <text:p text:style-name="P1"><text:s text:c="16"/>self.command(cmd)</text:p>
      <text:p text:style-name="P1"/>
      <text:p text:style-name="P1"><text:s text:c="12"/>else:</text:p>
      <text:p text:style-name="P1"><text:s text:c="16"/>print("Comando sconosciuto")</text:p>
      <text:p text:style-name="P1"><text:s text:c="16"/>self.command("")</text:p>
      <text:p text:style-name="P1"><text:s text:c="12"/>self.iterations += 1</text:p>
      <text:p text:style-name="P1"><text:s text:c="8"/>print("==== Bye Bye!! ====")</text:p>
      <text:p text:style-name="P1"/>
      <text:p text:style-name="P1"/>
      <text:p text:style-name="P1"># Questo blocco si esegue solo quando il file viene eseguito direttamente</text:p>
      <text:p text:style-name="P1">if __name__ == "__main__":</text:p>
      <text:p text:style-name="P1"><text:s text:c="4"/>g = Gioco()</text:p>
      <text:p text:style-name="P1"><text:s text:c="4"/>g.debugloop()</text:p>
      <text:p text:style-name="P1"/>
      <text:p text:style-name="P1"/>
      <text:p text:style-name="P2">CAMPO:PY</text:p>
      <text:p text:style-name="P1"/>
      <text:p text:style-name="P1">from pezzo import Pezzo</text:p>
      <text:p text:style-name="P1"/>
      <text:p text:style-name="P1"/>
      <text:p text:style-name="P1">class Campo:</text:p>
      <text:p text:style-name="P1"><text:s text:c="4"/>"""</text:p>
      <text:p text:style-name="P1"><text:s text:c="4"/>Inizializza un campo da gioco di dimensioni date.</text:p>
      <text:p text:style-name="P1"><text:s text:c="4"/>RICORDARSI Y*X (colonne per righe non righe per colonne)</text:p>
      <text:p text:style-name="P1"><text:s text:c="4"/>"""</text:p>
      <text:p text:style-name="P1"/>
      <text:p text:style-name="P1"><text:s text:c="4"/>def __init__(self, size_rows, size_cols):</text:p>
      <text:p text:style-name="P1"><text:s text:c="8"/>self.cols = size_cols</text:p>
      <text:p text:style-name="P1"><text:s text:c="8"/>self.rows = size_rows</text:p>
      <text:p text:style-name="P1"/>
      <text:p text:style-name="P1"><text:s text:c="8"/>matrix = []</text:p>
      <text:p text:style-name="P1"><text:s text:c="8"/>for _ in range(size_rows):</text:p>
      <text:p text:style-name="P1"><text:s text:c="12"/>row = []</text:p>
      <text:p text:style-name="P1"><text:s text:c="12"/>for _ in range(size_cols):</text:p>
      <text:p text:style-name="P1"><text:s text:c="16"/>row.append("")</text:p>
      <text:p text:style-name="P1"><text:s text:c="12"/>matrix.append(row)</text:p>
      <text:p text:style-name="P1"/>
      <text:p text:style-name="P1"><text:s text:c="8"/>self.pf = matrix</text:p>
      <text:p text:style-name="P1"/>
      <text:p text:style-name="P1"><text:s text:c="4"/>@staticmethod</text:p>
      <text:p text:style-name="P1"><text:s text:c="4"/>def build(image):</text:p>
      <text:p text:style-name="P1"><text:s text:c="8"/>"""</text:p>
      <text:p text:style-name="P1"><text:s text:c="8"/>Costruisce rapidamente un campo per i test.</text:p>
      <text:p text:style-name="P1"/>
      <text:p text:style-name="P1"><text:soft-page-break/><text:s text:c="8"/>Passando una stringa come quella generata da</text:p>
      <text:p text:style-name="P1"><text:s text:c="8"/>str(Campo), costruisce un oggetto Campo con:</text:p>
      <text:p text:style-name="P1"><text:s text:c="8"/>- le dimensioni inferite dal numero di righe e</text:p>
      <text:p text:style-name="P1"><text:s text:c="10"/>dalla lunghezza della prima riga</text:p>
      <text:p text:style-name="P1"><text:s text:c="8"/>- dove ci sono altri caratteri che ",", il colore è</text:p>
      <text:p text:style-name="P1"><text:s text:c="10"/>di quella lettera.</text:p>
      <text:p text:style-name="P1"/>
      <text:p text:style-name="P1"><text:s text:c="8"/>"""</text:p>
      <text:p text:style-name="P1"><text:s text:c="8"/>l_rows = list(filter(None, image.split("|")))</text:p>
      <text:p text:style-name="P1"><text:s text:c="8"/>pf = Campo(len(l_rows), len(l_rows[0]))</text:p>
      <text:p text:style-name="P1"><text:s text:c="8"/>for r in range(pf.rows):</text:p>
      <text:p text:style-name="P1"><text:s text:c="12"/>for c in range(pf.cols):</text:p>
      <text:p text:style-name="P1"><text:s text:c="16"/>v = l_rows[r][c]</text:p>
      <text:p text:style-name="P1"><text:s text:c="16"/>if v != ",":</text:p>
      <text:p text:style-name="P1"><text:s text:c="20"/>pf.set_at((r, c), v)</text:p>
      <text:p text:style-name="P1"/>
      <text:p text:style-name="P1"><text:s text:c="8"/>return pf</text:p>
      <text:p text:style-name="P1"/>
      <text:p text:style-name="P1"><text:s text:c="4"/>def val_at(self, rc):</text:p>
      <text:p text:style-name="P1"><text:s text:c="8"/>"""</text:p>
      <text:p text:style-name="P1"><text:s text:c="8"/>Legge un valore in posizione data (r,c).</text:p>
      <text:p text:style-name="P1"/>
      <text:p text:style-name="P1"><text:s text:c="8"/>Se r o c sono oltre il valore massimo,</text:p>
      <text:p text:style-name="P1"><text:s text:c="8"/>scoppia con un errore Index Out of Bounds</text:p>
      <text:p text:style-name="P1"><text:s text:c="8"/>"""</text:p>
      <text:p text:style-name="P1"><text:s text:c="8"/>r, c = rc</text:p>
      <text:p text:style-name="P1"><text:s text:c="8"/>return self.pf[r][c]</text:p>
      <text:p text:style-name="P1"/>
      <text:p text:style-name="P1"><text:s text:c="4"/>def set_at(self, rc, v):</text:p>
      <text:p text:style-name="P1"><text:s text:c="8"/>"""</text:p>
      <text:p text:style-name="P1"><text:s text:c="8"/>Scrive un valore v in posizione data</text:p>
      <text:p text:style-name="P1"><text:s text:c="8"/>"""</text:p>
      <text:p text:style-name="P1"><text:s text:c="8"/>r, c = rc</text:p>
      <text:p text:style-name="P1"><text:s text:c="8"/>self.pf[r][c] = v</text:p>
      <text:p text:style-name="P1"/>
      <text:p text:style-name="P1"><text:s text:c="4"/>def valid_pos(self, rc):</text:p>
      <text:p text:style-name="P1"><text:s text:c="8"/>"""Controlla se una posizione è valida, ovvero compresa</text:p>
      <text:p text:style-name="P1"><text:s text:c="8"/>tra (0,0) e (rows-1, cols-1)</text:p>
      <text:p text:style-name="P1"><text:s text:c="8"/>"""</text:p>
      <text:p text:style-name="P1"><text:s text:c="8"/>r, c = rc</text:p>
      <text:p text:style-name="P1"><text:s text:c="8"/>if (r &lt; 0) or (r &gt;= self.rows):</text:p>
      <text:p text:style-name="P1"><text:s text:c="12"/>return False</text:p>
      <text:p text:style-name="P1"><text:s text:c="8"/>if (c &lt; 0) or (c &gt;= self.cols):</text:p>
      <text:p text:style-name="P1"><text:s text:c="12"/>return False</text:p>
      <text:p text:style-name="P1"><text:s text:c="8"/>return True</text:p>
      <text:p text:style-name="P1"/>
      <text:p text:style-name="P1"><text:s text:c="4"/>def __str__(self):</text:p>
      <text:p text:style-name="P1"><text:s text:c="8"/>"""</text:p>
      <text:p text:style-name="P1"><text:s text:c="8"/>Stampa tutto il campo come un insieme di righe, separate dal pipe.</text:p>
      <text:p text:style-name="P1"/>
      <text:p text:style-name="P1"><text:s text:c="8"/>Nelle celle vuote mette "," mentre nelle altre l'iniziale del colore.</text:p>
      <text:p text:style-name="P1"/>
      <text:p text:style-name="P1"><text:soft-page-break/><text:s text:c="8"/>"""</text:p>
      <text:p text:style-name="P1"><text:s text:c="8"/>s = ""</text:p>
      <text:p text:style-name="P1"><text:s text:c="8"/>for r in range(self.rows):</text:p>
      <text:p text:style-name="P1"><text:s text:c="12"/>for c in range(self.cols):</text:p>
      <text:p text:style-name="P1"><text:s text:c="16"/>s += self.printable_val_at((r, c))</text:p>
      <text:p text:style-name="P1"><text:s text:c="12"/>s += "|"</text:p>
      <text:p text:style-name="P1"><text:s text:c="8"/>return s</text:p>
      <text:p text:style-name="P1"/>
      <text:p text:style-name="P1"><text:s text:c="4"/>def printable_val_at(self, rc):</text:p>
      <text:p text:style-name="P1"><text:s text:c="8"/>"""Restituisce un solo carattere stampabile per ciascuna posizione"""</text:p>
      <text:p text:style-name="P1"><text:s text:c="8"/>v = self.val_at(rc)</text:p>
      <text:p text:style-name="P1"><text:s text:c="8"/>if v == "":</text:p>
      <text:p text:style-name="P1"><text:s text:c="12"/>return ","</text:p>
      <text:p text:style-name="P1"><text:s text:c="8"/>return v[0]</text:p>
      <text:p text:style-name="P1"/>
      <text:p text:style-name="P1"><text:s text:c="4"/>def as_bw(self, present="x"):</text:p>
      <text:p text:style-name="P1"><text:s text:c="8"/>"""Come la stampa str, ma tutti gli elementi vuoti sono</text:p>
      <text:p text:style-name="P1"><text:s text:c="8"/>rappresentati da ',' e quelli pieni da 'x' (come settato</text:p>
      <text:p text:style-name="P1"><text:s text:c="8"/>in present)</text:p>
      <text:p text:style-name="P1"><text:s text:c="8"/>"""</text:p>
      <text:p text:style-name="P1"><text:s text:c="8"/>with_colors = str(self)</text:p>
      <text:p text:style-name="P1"><text:s text:c="8"/>bw = ""</text:p>
      <text:p text:style-name="P1"><text:s text:c="8"/>for _, v in enumerate(with_colors):</text:p>
      <text:p text:style-name="P1"><text:s text:c="12"/>if v not in ["|", ","]:</text:p>
      <text:p text:style-name="P1"><text:s text:c="16"/>v = present</text:p>
      <text:p text:style-name="P1"><text:s text:c="12"/>bw += v</text:p>
      <text:p text:style-name="P1"><text:s text:c="8"/>return bw</text:p>
      <text:p text:style-name="P1"/>
      <text:p text:style-name="P1"><text:s text:c="4"/>def as_stdout(self):</text:p>
      <text:p text:style-name="P1"><text:s text:c="8"/>"""Stampa il campo per display su stdout."""</text:p>
      <text:p text:style-name="P1"/>
      <text:p text:style-name="P1"><text:s text:c="8"/>def stdout_val_at(self, rc):</text:p>
      <text:p text:style-name="P1"><text:s text:c="12"/>v = self.val_at(rc)</text:p>
      <text:p text:style-name="P1"><text:s text:c="12"/>if v == "":</text:p>
      <text:p text:style-name="P1"><text:s text:c="16"/>return " "</text:p>
      <text:p text:style-name="P1"><text:s text:c="12"/>return v[0]</text:p>
      <text:p text:style-name="P1"/>
      <text:p text:style-name="P1"><text:s text:c="8"/>s = ""</text:p>
      <text:p text:style-name="P1"><text:s text:c="8"/>title = "+" + ("-" * self.cols * 2) + "+\n"</text:p>
      <text:p text:style-name="P1"><text:s text:c="8"/>for r in range(self.rows):</text:p>
      <text:p text:style-name="P1"><text:s text:c="12"/>s += "|"</text:p>
      <text:p text:style-name="P1"><text:s text:c="12"/>for c in range(self.cols):</text:p>
      <text:p text:style-name="P1"><text:s text:c="16"/>s += stdout_val_at(self, (r, c)) * 2</text:p>
      <text:p text:style-name="P1"><text:s text:c="12"/>s += "|\n"</text:p>
      <text:p text:style-name="P1"><text:s text:c="8"/>return "\n" + title + s + title</text:p>
      <text:p text:style-name="P1"/>
      <text:p text:style-name="P1"><text:s text:c="4"/>def space_available(self, l_abs_pos, color):</text:p>
      <text:p text:style-name="P1"><text:s text:c="8"/>"""controlla che per tutte le coordinate passate in l_abs_pos saino valide</text:p>
      <text:p text:style-name="P1"><text:s text:c="8"/>e che il pixel abbia il colore richiesto (se vuoto il colore è "").</text:p>
      <text:p text:style-name="P1"><text:s text:c="8"/>ritorna False se non rispetta i rcitieri per almeno una coordinata,</text:p>
      <text:p text:style-name="P1"><text:s text:c="8"/>True se tzutte le coordinate li rispettano"""</text:p>
      <text:p text:style-name="P1"><text:s text:c="8"/>for rc_p in l_abs_pos:</text:p>
      <text:p text:style-name="P1"><text:soft-page-break/><text:s text:c="12"/>if self.valid_pos(rc_p) is False:</text:p>
      <text:p text:style-name="P1"><text:s text:c="16"/>return False</text:p>
      <text:p text:style-name="P1"><text:s text:c="12"/>if self.val_at(rc_p) != color:</text:p>
      <text:p text:style-name="P1"><text:s text:c="16"/>return False</text:p>
      <text:p text:style-name="P1"><text:s text:c="8"/>return True</text:p>
      <text:p text:style-name="P1"/>
      <text:p text:style-name="P1"><text:s text:c="4"/>def can_plot_at(self, rc, pezzo):</text:p>
      <text:p text:style-name="P1"><text:s text:c="8"/>"""Controlla se un pezzo POTREBBE essere disegnato</text:p>
      <text:p text:style-name="P1"><text:s text:c="8"/>nella posizione data.</text:p>
      <text:p text:style-name="P1"><text:s text:c="8"/>Ritorna True o False"""</text:p>
      <text:p text:style-name="P1"><text:s text:c="8"/>abs_pos = pezzo.positionate_piece(rc)</text:p>
      <text:p text:style-name="P1"><text:s text:c="8"/>return self.space_available(abs_pos, "")</text:p>
      <text:p text:style-name="P1"/>
      <text:p text:style-name="P1"><text:s text:c="4"/>def plot_at(self, rc, pezzo):</text:p>
      <text:p text:style-name="P1"><text:s text:c="8"/>"""Posiziona un pezzo nel campo avente il centro in (r,c).</text:p>
      <text:p text:style-name="P1"/>
      <text:p text:style-name="P1"><text:s text:c="8"/>Ritorna true se il disegno ha avuto successo (tutte le celle erano</text:p>
      <text:p text:style-name="P1"><text:s text:c="8"/>valide e vuote) e false se erano occupate o inesistenti.</text:p>
      <text:p text:style-name="P1"><text:s text:c="8"/>"""</text:p>
      <text:p text:style-name="P1"><text:s text:c="8"/>abs_pos = pezzo.positionate_piece(rc)</text:p>
      <text:p text:style-name="P1"><text:s text:c="8"/>if self.space_available(abs_pos, "") is False:</text:p>
      <text:p text:style-name="P1"><text:s text:c="12"/>return False</text:p>
      <text:p text:style-name="P1"><text:s text:c="8"/>for rc_p in abs_pos:</text:p>
      <text:p text:style-name="P1"><text:s text:c="12"/>self.set_at(rc_p, pezzo.color)</text:p>
      <text:p text:style-name="P1"><text:s text:c="8"/>return True</text:p>
      <text:p text:style-name="P1"/>
      <text:p text:style-name="P1"><text:s text:c="4"/>def unplot_at(self, rc, pezzo):</text:p>
      <text:p text:style-name="P1"><text:s text:c="8"/>"""</text:p>
      <text:p text:style-name="P1"><text:s text:c="8"/>rimuovi il pezzo inserito trovando la sua abs_pos e sostituendo nelle celle con dei ","</text:p>
      <text:p text:style-name="P1"><text:s text:c="8"/>ritorna: true se la cancellazione ha avuto successo</text:p>
      <text:p text:style-name="P1"><text:s text:c="8"/>false se non ha vuto successo ovvero: i pixel non erano dewl colore richiesto oppure</text:p>
      <text:p text:style-name="P1"><text:s text:c="8"/>erano fuori dal campo di gioco.</text:p>
      <text:p text:style-name="P1"><text:s text:c="8"/>"""</text:p>
      <text:p text:style-name="P1"><text:s text:c="8"/>abs_pos = pezzo.positionate_piece(rc)</text:p>
      <text:p text:style-name="P1"><text:s text:c="8"/>if self.space_available(abs_pos, pezzo.color) is False:</text:p>
      <text:p text:style-name="P1"><text:s text:c="12"/>return False</text:p>
      <text:p text:style-name="P1"><text:s text:c="8"/>for rc_p in abs_pos:</text:p>
      <text:p text:style-name="P1"><text:s text:c="12"/>self.set_at(rc_p, "")</text:p>
      <text:p text:style-name="P1"><text:s text:c="8"/>return True</text:p>
      <text:p text:style-name="P1"/>
      <text:p text:style-name="P1"><text:s text:c="4"/>def is_all_empty(self):</text:p>
      <text:p text:style-name="P1"><text:s text:c="8"/>"""controlla che tutte le celle del campo siano vuote</text:p>
      <text:p text:style-name="P1"><text:s text:c="8"/>restituisce False se almeno una cella è piena</text:p>
      <text:p text:style-name="P1"><text:s text:c="8"/>restituisce True se tutte so vuote"""</text:p>
      <text:p text:style-name="P1"><text:s text:c="8"/>for r in range(self.rows):</text:p>
      <text:p text:style-name="P1"><text:s text:c="12"/>for c in range(self.cols):</text:p>
      <text:p text:style-name="P1"><text:s text:c="16"/>if self.val_at((r, c)) != "":</text:p>
      <text:p text:style-name="P1"><text:s text:c="20"/>return False</text:p>
      <text:p text:style-name="P1"><text:s text:c="8"/>return True</text:p>
      <text:p text:style-name="P1"/>
      <text:p text:style-name="P1"><text:s text:c="4"/>def is_fulline(self, lrow):</text:p>
      <text:p text:style-name="P1"><text:s text:c="8"/>"""</text:p>
      <text:p text:style-name="P1"><text:soft-page-break/><text:s text:c="8"/>controlla se in una lista è presente il carattere ""</text:p>
      <text:p text:style-name="P1"><text:s text:c="8"/>se lo trova ritorna False, se non lo trova ritorna True</text:p>
      <text:p text:style-name="P1"><text:s text:c="8"/>"""</text:p>
      <text:p text:style-name="P1"><text:s text:c="8"/>if "" in lrow:</text:p>
      <text:p text:style-name="P1"><text:s text:c="12"/>return False</text:p>
      <text:p text:style-name="P1"><text:s text:c="8"/>else:</text:p>
      <text:p text:style-name="P1"><text:s text:c="12"/>return True</text:p>
      <text:p text:style-name="P1"/>
      <text:p text:style-name="P1"><text:s text:c="4"/>def fullline_at(self):</text:p>
      <text:p text:style-name="P1"><text:s text:c="8"/>"""</text:p>
      <text:p text:style-name="P1"><text:s text:c="8"/>Questa funzione controlla se ci sono delle linee piene</text:p>
      <text:p text:style-name="P1"><text:s text:c="8"/>se ne trova una ritorna una lista contenente gli indici delle righe in ordine crescente,</text:p>
      <text:p text:style-name="P1"><text:s text:c="8"/>se invece non ne trova nessuna ritorna []</text:p>
      <text:p text:style-name="P1"><text:s text:c="8"/>"""</text:p>
      <text:p text:style-name="P1"><text:s text:c="8"/>rows_full = []</text:p>
      <text:p text:style-name="P1"><text:s text:c="8"/>for r in range(self.rows):</text:p>
      <text:p text:style-name="P1"><text:s text:c="12"/>lst = []</text:p>
      <text:p text:style-name="P1"><text:s text:c="12"/>for c in range(self.cols):</text:p>
      <text:p text:style-name="P1"><text:s text:c="16"/>rc = (r, c)</text:p>
      <text:p text:style-name="P1"><text:s text:c="16"/>lst.append(self.val_at(rc))</text:p>
      <text:p text:style-name="P1"><text:s text:c="12"/>if self.is_fulline(lst):</text:p>
      <text:p text:style-name="P1"><text:s text:c="16"/>rows_full.append(r)</text:p>
      <text:p text:style-name="P1"><text:s text:c="8"/>return rows_full</text:p>
      <text:p text:style-name="P1"/>
      <text:p text:style-name="P1"><text:s text:c="4"/>def compact_rows(self):</text:p>
      <text:p text:style-name="P1"><text:s text:c="8"/>"""</text:p>
      <text:p text:style-name="P1"><text:s text:c="8"/>Compatta le righe vuote, se riceve [] allora non fa nulla,</text:p>
      <text:p text:style-name="P1"><text:s text:c="8"/>se riceve una lista allora compatta lista.</text:p>
      <text:p text:style-name="P1"><text:s text:c="8"/>Ritorna il numero di righe compattate.</text:p>
      <text:p text:style-name="P1"><text:s text:c="8"/>"""</text:p>
      <text:p text:style-name="P1"><text:s text:c="8"/>l_rows_to_delete = self.fullline_at()</text:p>
      <text:p text:style-name="P1"><text:s text:c="8"/>for r_to_delete in l_rows_to_delete:</text:p>
      <text:p text:style-name="P1"><text:s text:c="12"/>for r in range(r_to_delete - 1, -1, -1):</text:p>
      <text:p text:style-name="P1"><text:s text:c="16"/>for c in range(self.cols):</text:p>
      <text:p text:style-name="P1"><text:s text:c="20"/>v = self.val_at((r, c))</text:p>
      <text:p text:style-name="P1"><text:s text:c="20"/>self.set_at((r + 1, c), v)</text:p>
      <text:p text:style-name="P1"><text:s text:c="12"/>for c_zero in range(self.cols):</text:p>
      <text:p text:style-name="P1"><text:s text:c="16"/>self.set_at((0, c_zero), "")</text:p>
      <text:p text:style-name="P1"><text:s text:c="8"/>return len(l_rows_to_delete)</text:p>
      <text:p text:style-name="P1"/>
      <text:p text:style-name="P1"><text:s text:c="4"/>@staticmethod</text:p>
      <text:p text:style-name="P1"><text:s text:c="4"/>def return_piece_rotation(piece):</text:p>
      <text:p text:style-name="P1"><text:s text:c="8"/>"""dato un determinato pezzo, lo ruota e ritorna il campo in bianco e nero"""</text:p>
      <text:p text:style-name="P1"><text:s text:c="8"/>p = piece</text:p>
      <text:p text:style-name="P1"><text:s text:c="8"/>c = Campo(5, 5)</text:p>
      <text:p text:style-name="P1"><text:s text:c="8"/>c.plot_at((2, 2), piece)</text:p>
      <text:p text:style-name="P1"><text:s text:c="8"/>Pezzo.rotate(p)</text:p>
      <text:p text:style-name="P1"><text:s text:c="8"/>return c.as_bw()</text:p>
      <text:p text:style-name="P1"/>
      <text:p text:style-name="P3"/>
      <text:p text:style-name="P3">pezzo.py</text:p>
      <text:p text:style-name="P1">"""file che racchiude tutte le funzioni collegate ai pezzi"""</text:p>
      <text:p text:style-name="P1"><text:soft-page-break/></text:p>
      <text:p text:style-name="P1"/>
      <text:p text:style-name="P1">class Pezzo:</text:p>
      <text:p text:style-name="P1"><text:s text:c="4"/>"""Classe creata per racchiudere tutte le funzioni dei pezzi"""</text:p>
      <text:p text:style-name="P1"/>
      <text:p text:style-name="P1"><text:s text:c="4"/>def __init__(self, name, color, l_position):</text:p>
      <text:p text:style-name="P1"><text:s text:c="8"/>self.name = name</text:p>
      <text:p text:style-name="P1"><text:s text:c="8"/>self.color = color</text:p>
      <text:p text:style-name="P1"><text:s text:c="8"/>self.pos = l_position</text:p>
      <text:p text:style-name="P1"/>
      <text:p text:style-name="P1"><text:s text:c="4"/>def __str__(self):</text:p>
      <text:p text:style-name="P1"><text:s text:c="8"/>return f"{self.name}:l={len(self.pos)}"</text:p>
      <text:p text:style-name="P1"/>
      <text:p text:style-name="P1"><text:s text:c="4"/>def rotpos(self, xy):</text:p>
      <text:p text:style-name="P1"><text:s text:c="8"/>"""</text:p>
      <text:p text:style-name="P1"><text:s text:c="8"/>Data una tupla di cordinate relative (x,y) genera</text:p>
      <text:p text:style-name="P1"><text:s text:c="8"/>una tupla ruotata di 90 gradi</text:p>
      <text:p text:style-name="P1"/>
      <text:p text:style-name="P1"><text:s text:c="8"/>approfondimento: tecnicamente non si ruotano, si specchiano le coordinate</text:p>
      <text:p text:style-name="P1"><text:s text:c="8"/>"""</text:p>
      <text:p text:style-name="P1"><text:s text:c="8"/>r, c = xy</text:p>
      <text:p text:style-name="P1"><text:s text:c="8"/>#if x == 0 or y == 0:</text:p>
      <text:p text:style-name="P1"><text:s text:c="8"/># <text:s text:c="3"/>return (-y, -x)</text:p>
      <text:p text:style-name="P1"><text:s text:c="8"/>if r&gt;=0:</text:p>
      <text:p text:style-name="P1"/>
      <text:p text:style-name="P1"><text:s text:c="12"/>if c&gt;=0:</text:p>
      <text:p text:style-name="P1"><text:s text:c="16"/>return((c, -r))</text:p>
      <text:p text:style-name="P1"><text:s text:c="12"/>else:</text:p>
      <text:p text:style-name="P1"><text:s text:c="16"/>return((c, -r))</text:p>
      <text:p text:style-name="P1"><text:s text:c="8"/>else:</text:p>
      <text:p text:style-name="P1"><text:s text:c="12"/>if c&gt;=0:</text:p>
      <text:p text:style-name="P1"><text:s text:c="16"/>return((c,-r))</text:p>
      <text:p text:style-name="P1"><text:s text:c="12"/>else:</text:p>
      <text:p text:style-name="P1"><text:s text:c="16"/>return((c,-r))</text:p>
      <text:p text:style-name="P1"/>
      <text:p text:style-name="P1"/>
      <text:p text:style-name="P1"><text:s text:c="4"/>def rotate(self):</text:p>
      <text:p text:style-name="P1"><text:s text:c="8"/>"""ruota un pezzo a dx di 90 gradi prendendo singolarmente la posizione </text:p>
      <text:p text:style-name="P1"><text:s text:c="8"/>di ogni blocco di un pezzo, restituisce una versione aggiornata della posizione"""</text:p>
      <text:p text:style-name="P1"><text:s text:c="8"/>l_rotpos = list(map(self.rotpos, self.pos))</text:p>
      <text:p text:style-name="P1"><text:s text:c="8"/>self.pos = l_rotpos</text:p>
      <text:p text:style-name="P1"><text:s text:c="8"/>return self</text:p>
      <text:p text:style-name="P1"/>
      <text:p text:style-name="P1"><text:s text:c="4"/>def unrotate(self):</text:p>
      <text:p text:style-name="P1"><text:s text:c="8"/>"""questa funzione ruota un pezzo a sx di 90' facendo 3 rotazioni a dx"""</text:p>
      <text:p text:style-name="P1"><text:s text:c="8"/>self.rotate()</text:p>
      <text:p text:style-name="P1"><text:s text:c="8"/>self.rotate()</text:p>
      <text:p text:style-name="P1"><text:s text:c="8"/>self.rotate()</text:p>
      <text:p text:style-name="P1"><text:s text:c="8"/>return self</text:p>
      <text:p text:style-name="P1"/>
      <text:p text:style-name="P1"><text:s text:c="4"/>def positionate(self, xy, rc):</text:p>
      <text:p text:style-name="P1"><text:s text:c="8"/>"""</text:p>
      <text:p text:style-name="P1"><text:soft-page-break/><text:s text:c="8"/>con questa funzione data la posizione relativa del pezzo trovo la <text:s/>sua posizione assoluta</text:p>
      <text:p text:style-name="P1"><text:s text:c="8"/>"""</text:p>
      <text:p text:style-name="P1"><text:s text:c="8"/>x, y = xy</text:p>
      <text:p text:style-name="P1"><text:s text:c="8"/>r, c = rc</text:p>
      <text:p text:style-name="P1"><text:s text:c="8"/>x = x + r</text:p>
      <text:p text:style-name="P1"><text:s text:c="8"/>y = y + c</text:p>
      <text:p text:style-name="P1"><text:s text:c="8"/>return (x, y)</text:p>
      <text:p text:style-name="P1"/>
      <text:p text:style-name="P1"><text:s text:c="4"/>def visible_row(self, rc):</text:p>
      <text:p text:style-name="P1"><text:s text:c="8"/>"""Controlla se la riga è visibile (r&gt;=0)"""</text:p>
      <text:p text:style-name="P1"><text:s text:c="8"/>r, _ = rc</text:p>
      <text:p text:style-name="P1"><text:s text:c="8"/>return r &gt;= 0</text:p>
      <text:p text:style-name="P1"/>
      <text:p text:style-name="P1"><text:s text:c="4"/>def positionate_piece(self, rc):</text:p>
      <text:p text:style-name="P1"><text:s text:c="8"/>"""</text:p>
      <text:p text:style-name="P1"><text:s text:c="8"/>Calcola i valori riga e colonna di tutti i pixel</text:p>
      <text:p text:style-name="P1"><text:s text:c="8"/>di un pezzo, passando una tupla (rc) che è la posizione</text:p>
      <text:p text:style-name="P1"><text:s text:c="8"/>del pezzo zero.</text:p>
      <text:p text:style-name="P1"/>
      <text:p text:style-name="P1"><text:s text:c="8"/>I valori negativi di riga, se presenti, vengono eliminati.</text:p>
      <text:p text:style-name="P1"><text:s text:c="8"/>"""</text:p>
      <text:p text:style-name="P1"><text:s text:c="8"/>abs_pos = map(lambda xy: self.positionate(xy, rc), self.pos)</text:p>
      <text:p text:style-name="P1"><text:s text:c="8"/>abs_pos_non_negative = filter(self.visible_row, abs_pos)</text:p>
      <text:p text:style-name="P1"><text:s text:c="8"/>return list(abs_pos_non_negative)</text:p>
      <text:p text:style-name="P1"/>
      <text:p text:style-name="P1"/>
      <text:p text:style-name="P1">class Pezzi:</text:p>
      <text:p text:style-name="P1"><text:s text:c="4"/>"""Factory per i pezzi"""</text:p>
      <text:p text:style-name="P1"/>
      <text:p text:style-name="P1"><text:s text:c="4"/>def i(self):</text:p>
      <text:p text:style-name="P1"><text:s text:c="8"/>"""i: riga gialla"""</text:p>
      <text:p text:style-name="P1"><text:s text:c="8"/>return Pezzo("i", "r", [(0, 1), (0, 0), (0, -1), (0, -2)])</text:p>
      <text:p text:style-name="P1"/>
      <text:p text:style-name="P1"><text:s text:c="4"/>def z(self):</text:p>
      <text:p text:style-name="P1"><text:s text:c="8"/>"""Z: rossa (cambiare)"""</text:p>
      <text:p text:style-name="P1"><text:s text:c="8"/>return Pezzo("z", "g", [(0, -1), (0, 0), (1, 0), (1, 1)])</text:p>
      <text:p text:style-name="P1"/>
      <text:p text:style-name="P1"><text:s text:c="4"/>def s(self):</text:p>
      <text:p text:style-name="P1"><text:s text:c="8"/>"""S: verde"""</text:p>
      <text:p text:style-name="P1"><text:s text:c="8"/>return Pezzo("s", "b", [(0, -1), (0, 0), (-1, 0), (-1, 1)])</text:p>
      <text:p text:style-name="P1"/>
      <text:p text:style-name="P1"><text:s text:c="4"/>def l(self):</text:p>
      <text:p text:style-name="P1"><text:s text:c="8"/>"""L: arancione"""</text:p>
      <text:p text:style-name="P1"><text:s text:c="8"/>return Pezzo(</text:p>
      <text:p text:style-name="P1"><text:s text:c="12"/>"l",</text:p>
      <text:p text:style-name="P1"><text:s text:c="12"/>"o",</text:p>
      <text:p text:style-name="P1"><text:s text:c="12"/>[</text:p>
      <text:p text:style-name="P1"><text:s text:c="16"/>(1, 0),</text:p>
      <text:p text:style-name="P1"><text:s text:c="16"/>(0, 0),</text:p>
      <text:p text:style-name="P1"><text:s text:c="16"/>(2, 0),</text:p>
      <text:p text:style-name="P1"><text:s text:c="16"/>(2, 1),</text:p>
      <text:p text:style-name="P1"><text:s text:c="12"/>],</text:p>
      <text:p text:style-name="P1"><text:soft-page-break/><text:s text:c="8"/>)</text:p>
      <text:p text:style-name="P1"/>
      <text:p text:style-name="P1"><text:s text:c="4"/>def j(self):</text:p>
      <text:p text:style-name="P1"><text:s text:c="8"/>"""Gamma (L rovesciata): blu"""</text:p>
      <text:p text:style-name="P1"><text:s text:c="8"/>return Pezzo("j", "b", [(1, 0), (0, 0), (2, 0), (2, -1)])</text:p>
      <text:p text:style-name="P1"/>
      <text:p text:style-name="P1"><text:s text:c="4"/>def t(self):</text:p>
      <text:p text:style-name="P1"><text:s text:c="8"/>"""T: violetta"""</text:p>
      <text:p text:style-name="P1"><text:s text:c="8"/>return Pezzo("t", "p", [(0, 1), (0, 0), (0, -1), (1, 0)])</text:p>
      <text:p text:style-name="P1"/>
      <text:p text:style-name="P1"><text:s text:c="4"/>def o(self):</text:p>
      <text:p text:style-name="P1"><text:s text:c="8"/>"""Quadrato giallo"""</text:p>
      <text:p text:style-name="P1"><text:s text:c="8"/>return Pezzo("o", "g", [(0, 1), (0, 0), (-1, 0), (-1, 1)])</text:p>
      <text:p text:style-name="P1"/>
      <text:p text:style-name="P1"><text:s text:c="4"/>def riga_test(self):</text:p>
      <text:p text:style-name="P1"><text:s text:c="8"/>"""pezzo speciale test colonne"""</text:p>
      <text:p text:style-name="P1"><text:s text:c="8"/>return Pezzo("-", "r", [(0, -1), (0, 0), (0, 1), (0, 2)])</text:p>
      <text:p text:style-name="P1"/>
      <text:p text:style-name="P1"/>
      <text:p text:style-name="P3">nextup.py</text:p>
      <text:p text:style-name="P1">"""</text:p>
      <text:p text:style-name="P1">Restituisce il prossimo pezzo, nella sua posizione base.</text:p>
      <text:p text:style-name="P1"/>
      <text:p text:style-name="P1">- The Random Generator (also known as "random bag" or "7 bag") </text:p>
      <text:p text:style-name="P1"><text:s text:c="2"/>determines the sequence of tetrominoes during gameplay. </text:p>
      <text:p text:style-name="P1"><text:s text:c="2"/>One of each of the 7 tetrominoes are shuffled in a "bag", </text:p>
      <text:p text:style-name="P1"><text:s text:c="2"/>and are dealt out one by one. When the bag is empty, a </text:p>
      <text:p text:style-name="P1"><text:s text:c="2"/>new one is filled and shuffled.</text:p>
      <text:p text:style-name="P1">- Tetrominoes appear on the 21st and 22nd rows of the playfield, </text:p>
      <text:p text:style-name="P1"><text:s text:c="2"/>centered and rounded to the left when needed. </text:p>
      <text:p text:style-name="P1"><text:s text:c="2"/>They must start with their flat side down, and move down </text:p>
      <text:p text:style-name="P1"><text:s text:c="2"/>immediately after appearing.</text:p>
      <text:p text:style-name="P1"/>
      <text:p text:style-name="P1">"""</text:p>
      <text:p text:style-name="P1">import random</text:p>
      <text:p text:style-name="P1">from pezzo import Pezzi</text:p>
      <text:p text:style-name="P1"/>
      <text:p text:style-name="P1"/>
      <text:p text:style-name="P1">class Nextup:</text:p>
      <text:p text:style-name="P1"><text:s text:c="4"/>"""</text:p>
      <text:p text:style-name="P1"><text:s text:c="4"/>La classe che implementa i prossimi pezzi, caricati una bag alla volta.</text:p>
      <text:p text:style-name="P1"><text:s text:c="4"/>La classe tiene il conto del numero di pezzi prelevati.</text:p>
      <text:p text:style-name="P1"><text:s text:c="4"/>"""</text:p>
      <text:p text:style-name="P1"/>
      <text:p text:style-name="P1"><text:s text:c="4"/>def __init__(self):</text:p>
      <text:p text:style-name="P1"><text:s text:c="8"/>"""Genera un oggetto vuoto."""</text:p>
      <text:p text:style-name="P1"><text:s text:c="8"/>self.queue = []</text:p>
      <text:p text:style-name="P1"><text:s text:c="8"/>self.pops = 0</text:p>
      <text:p text:style-name="P1"/>
      <text:p text:style-name="P1"><text:s text:c="4"/>def __str__(self):</text:p>
      <text:p text:style-name="P1"><text:s text:c="8"/>"""Genera: 'Nextup:jlfr(56)' dove</text:p>
      <text:p text:style-name="P1"><text:s text:c="8"/>il valore stringa sono i tipi di pezzi nella coda</text:p>
      <text:p text:style-name="P1"><text:soft-page-break/><text:s text:c="8"/>e 56 il numero di pezzi prelevati tramite pop().</text:p>
      <text:p text:style-name="P1"><text:s text:c="8"/>"""</text:p>
      <text:p text:style-name="P1"><text:s text:c="8"/>pezzi = ""</text:p>
      <text:p text:style-name="P1"><text:s text:c="8"/>for p in self.queue:</text:p>
      <text:p text:style-name="P1"><text:s text:c="12"/>pezzi += p.name</text:p>
      <text:p text:style-name="P1"><text:s text:c="8"/>return f"Nextup:{pezzi}({self.pops})"</text:p>
      <text:p text:style-name="P1"/>
      <text:p text:style-name="P1"><text:s text:c="4"/>def fill(self):</text:p>
      <text:p text:style-name="P1"><text:s text:c="8"/>"""Aggiunge una bag di elementi alla mia coda."""</text:p>
      <text:p text:style-name="P1"><text:s text:c="8"/>pp = Pezzi()</text:p>
      <text:p text:style-name="P1"><text:s text:c="8"/>bag = [pp.i(), pp.s(), pp.j(), pp.l(), pp.o(), pp.t(), pp.z()]</text:p>
      <text:p text:style-name="P1"><text:s text:c="8"/>random.shuffle(bag)</text:p>
      <text:p text:style-name="P1"><text:s text:c="8"/>for p in bag:</text:p>
      <text:p text:style-name="P1"><text:s text:c="12"/>self.queue.append(p)</text:p>
      <text:p text:style-name="P1"/>
      <text:p text:style-name="P1"><text:s text:c="4"/>def pop(self):</text:p>
      <text:p text:style-name="P1"><text:s text:c="8"/>"""</text:p>
      <text:p text:style-name="P1"><text:s text:c="8"/>Restituisce il primo elemento dalla coda e lo </text:p>
      <text:p text:style-name="P1"><text:s text:c="8"/>elimina. </text:p>
      <text:p text:style-name="P1"/>
      <text:p text:style-name="P1"><text:s text:c="8"/>Se non vi sono pezzi nella coda, ne aggiunge una bag.</text:p>
      <text:p text:style-name="P1"><text:s text:c="8"/>"""</text:p>
      <text:p text:style-name="P1"><text:s text:c="8"/>if len(self.queue) == 0:</text:p>
      <text:p text:style-name="P1"><text:s text:c="12"/>self.fill()</text:p>
      <text:p text:style-name="P1"/>
      <text:p text:style-name="P1"><text:s text:c="8"/>v = self.queue.pop(0)</text:p>
      <text:p text:style-name="P1"><text:s text:c="8"/>self.pops += 1</text:p>
      <text:p text:style-name="P1"><text:s text:c="8"/>return v</text:p>
      <text:p text:style-name="P1"/>
      <text:p text:style-name="P1"><text:s text:c="4"/>def peek(self, offset):</text:p>
      <text:p text:style-name="P1"><text:s text:c="8"/>"""</text:p>
      <text:p text:style-name="P1"><text:s text:c="8"/>Mi restituisce il pezzo alla posizione 'offset' che </text:p>
      <text:p text:style-name="P1"><text:s text:c="8"/>verrà prelevato in futuro. Il pezzo NON viene pelevato,</text:p>
      <text:p text:style-name="P1"><text:s text:c="8"/>quindi il pezzo '0' è il prossimo, il pezzo '1' quello successivo, </text:p>
      <text:p text:style-name="P1"><text:s text:c="8"/>e così via.</text:p>
      <text:p text:style-name="P1"/>
      <text:p text:style-name="P1"><text:s text:c="8"/>Se non vi sono abbastanza pezzi nella coda, li genera fino </text:p>
      <text:p text:style-name="P1"><text:s text:c="8"/>all'offset richiesto, aggiungendo un certo numero di bags.</text:p>
      <text:p text:style-name="P1"><text:s text:c="8"/>"""</text:p>
      <text:p text:style-name="P1"><text:s text:c="8"/># anche se l'offset è zero, devo fare un refill!</text:p>
      <text:p text:style-name="P1"><text:s text:c="8"/>while len(self.queue) &lt;= offset:</text:p>
      <text:p text:style-name="P1"><text:s text:c="12"/>self.fill()</text:p>
      <text:p text:style-name="P1"><text:s text:c="8"/>return self.queue[offset]</text:p>
      <text:p text:style-name="P1"/>
      <text:p text:style-name="P1">pg.py</text:p>
      <text:p text:style-name="P1">import pygame</text:p>
      <text:p text:style-name="P1"/>
      <text:p text:style-name="P1">from gioco import Gioco</text:p>
      <text:p text:style-name="P1"/>
      <text:p text:style-name="P1"/>
      <text:p text:style-name="P1"/>
      <text:p text:style-name="P1">colors = {</text:p>
      <text:p text:style-name="P1"><text:soft-page-break/><text:s text:c="8"/>'': pygame.Color("black"),</text:p>
      <text:p text:style-name="P1"><text:s text:c="8"/>'b': pygame.Color("blue"),</text:p>
      <text:p text:style-name="P1"><text:s text:c="8"/>'r': pygame.Color("red"),</text:p>
      <text:p text:style-name="P1"><text:s text:c="8"/>'y': pygame.Color("yellow"),</text:p>
      <text:p text:style-name="P1"><text:s text:c="8"/>'o': pygame.Color("orange"),</text:p>
      <text:p text:style-name="P1"><text:s text:c="8"/>'g': pygame.Color("green"),</text:p>
      <text:p text:style-name="P1"><text:s text:c="8"/>'p': pygame.Color("purple"),</text:p>
      <text:p text:style-name="P1"><text:s text:c="4"/>}</text:p>
      <text:p text:style-name="P1"><text:s text:c="4"/></text:p>
      <text:p text:style-name="P1"/>
      <text:p text:style-name="P1">pixel_width = 10</text:p>
      <text:p text:style-name="P1">pixel_margin = 0</text:p>
      <text:p text:style-name="P1">playfield_offset_v = 100</text:p>
      <text:p text:style-name="P1">playfield_offset_h = 50</text:p>
      <text:p text:style-name="P1"/>
      <text:p text:style-name="P1"/>
      <text:p text:style-name="P1">def plot_playfield_box(screen):</text:p>
      <text:p text:style-name="P1"><text:s text:c="4"/>color = pygame.Color("gray")</text:p>
      <text:p text:style-name="P1"/>
      <text:p text:style-name="P1"><text:s text:c="4"/>coords = <text:s/>(playfield_offset_h - pixel_margin , </text:p>
      <text:p text:style-name="P1"><text:s text:c="15"/>playfield_offset_v - pixel_margin, </text:p>
      <text:p text:style-name="P1"><text:s text:c="15"/>playfield_offset_h + 20 * pixel_width + pixel_margin , </text:p>
      <text:p text:style-name="P1"><text:s text:c="15"/>playfield_offset_v + 10 * pixel_width + pixel_margin )</text:p>
      <text:p text:style-name="P1"><text:s text:c="4"/>print( f"Box: {coords}")</text:p>
      <text:p text:style-name="P1"/>
      <text:p text:style-name="P1"><text:s text:c="4"/>pygame.draw.rect( screen, color, coords)</text:p>
      <text:p text:style-name="P1"/>
      <text:p text:style-name="P1"/>
      <text:p text:style-name="P1"/>
      <text:p text:style-name="P1">def plot_playfield(screen, r, c, v):</text:p>
      <text:p text:style-name="P1"><text:s text:c="4"/>color = pygame.Color(colors[v])</text:p>
      <text:p text:style-name="P1"/>
      <text:p text:style-name="P1"><text:s text:c="4"/>coords = <text:s/>(c*pixel_width + playfield_offset_h , </text:p>
      <text:p text:style-name="P1"><text:s text:c="15"/>r*pixel_width+ playfield_offset_v, </text:p>
      <text:p text:style-name="P1"><text:s text:c="15"/>(c+1)*pixel_width - pixel_margin + playfield_offset_h, </text:p>
      <text:p text:style-name="P1"><text:s text:c="15"/>(r+1) * pixel_width - pixel_margin <text:s/>+ playfield_offset_v)</text:p>
      <text:p text:style-name="P1"><text:s text:c="4"/>#print( f"({r},{c}) = {coords}")</text:p>
      <text:p text:style-name="P1"/>
      <text:p text:style-name="P1"><text:s text:c="4"/>pygame.draw.rect( screen, color, coords)</text:p>
      <text:p text:style-name="P1"/>
      <text:p text:style-name="P1"/>
      <text:p text:style-name="P1"/>
      <text:p text:style-name="P4">PG.PY</text:p>
      <text:p text:style-name="P1"/>
      <text:p text:style-name="P1">def run():</text:p>
      <text:p text:style-name="P1"><text:s text:c="4"/>gg = Gioco()</text:p>
      <text:p text:style-name="P1"><text:s text:c="4"/>pygame.init()</text:p>
      <text:p text:style-name="P1"><text:s text:c="4"/>screen = pygame.display.set_mode((1280,720))</text:p>
      <text:p text:style-name="P1"><text:s text:c="4"/>clock = pygame.time.Clock()</text:p>
      <text:p text:style-name="P1"><text:s text:c="4"/>font = pygame.font.Font('freesansbold.ttf', 20)</text:p>
      <text:p text:style-name="P1"/>
      <text:p text:style-name="P1"><text:s text:c="4"/></text:p>
      <text:p text:style-name="P1"><text:soft-page-break/><text:s text:c="4"/># assigning values to X and Y variable</text:p>
      <text:p text:style-name="P1"><text:s text:c="4"/>X = 400</text:p>
      <text:p text:style-name="P1"><text:s text:c="4"/>Y = 400</text:p>
      <text:p text:style-name="P1"/>
      <text:p text:style-name="P1"><text:s text:c="4"/>while gg.playing:</text:p>
      <text:p text:style-name="P1"><text:s text:c="8"/># Process player inputs.</text:p>
      <text:p text:style-name="P1"><text:s text:c="8"/>cmd = ""</text:p>
      <text:p text:style-name="P1"><text:s text:c="8"/>for event in pygame.event.get():</text:p>
      <text:p text:style-name="P1"><text:s text:c="12"/>#print ("Event: " + str(event))</text:p>
      <text:p text:style-name="P1"><text:s text:c="12"/>if event.type == pygame.QUIT:</text:p>
      <text:p text:style-name="P1"><text:s text:c="16"/>pygame.quit()</text:p>
      <text:p text:style-name="P1"><text:s text:c="16"/>raise SystemExit</text:p>
      <text:p text:style-name="P1"><text:s text:c="12"/>if event.type == pygame.KEYDOWN:</text:p>
      <text:p text:style-name="P1"><text:s text:c="16"/>if event.key == pygame.K_LEFT:</text:p>
      <text:p text:style-name="P1"><text:s text:c="20"/>cmd = "l"</text:p>
      <text:p text:style-name="P1"><text:s text:c="16"/>elif event.key == pygame.K_RIGHT:</text:p>
      <text:p text:style-name="P1"><text:s text:c="20"/>cmd = "r"</text:p>
      <text:p text:style-name="P1"><text:s text:c="16"/>elif event.key == pygame.K_DOWN:</text:p>
      <text:p text:style-name="P1"><text:s text:c="20"/>cmd = "x"</text:p>
      <text:p text:style-name="P1"><text:s text:c="16"/></text:p>
      <text:p text:style-name="P1"><text:s text:c="8"/>gg.command(cmd)</text:p>
      <text:p text:style-name="P1"><text:s text:c="8"/>gg.iterations += 1</text:p>
      <text:p text:style-name="P1"/>
      <text:p text:style-name="P1"><text:s text:c="8"/>screen.fill("black")</text:p>
      <text:p text:style-name="P1"><text:s text:c="8"/>plot_playfield_box(screen)</text:p>
      <text:p text:style-name="P1"/>
      <text:p text:style-name="P1"><text:s text:c="8"/>for r in range(20):</text:p>
      <text:p text:style-name="P1"><text:s text:c="12"/>for c in range(10):</text:p>
      <text:p text:style-name="P1"><text:s text:c="16"/>color = gg.pf.val_at((r,c))</text:p>
      <text:p text:style-name="P1"><text:s text:c="16"/>plot_playfield(screen, r, c, color)</text:p>
      <text:p text:style-name="P1"><text:s text:c="15"/></text:p>
      <text:p text:style-name="P1"><text:s text:c="8"/># create a text surface object,</text:p>
      <text:p text:style-name="P1"><text:s text:c="8"/># on which text is drawn on it.</text:p>
      <text:p text:style-name="P1"><text:s text:c="8"/>t0 = f"Loop: {gg.iterations} - Score {gg.score} - Lines {gg.lines}"</text:p>
      <text:p text:style-name="P1"><text:s text:c="8"/>print(t0)</text:p>
      <text:p text:style-name="P1"/>
      <text:p text:style-name="P1"><text:s text:c="8"/>text = font.render( t0 , True, </text:p>
      <text:p text:style-name="P1"><text:s text:c="24"/>pygame.Color("red"), pygame.Color("blue"))</text:p>
      <text:p text:style-name="P1"/>
      <text:p text:style-name="P1"><text:s text:c="8"/># create a rectangular object for the</text:p>
      <text:p text:style-name="P1"><text:s text:c="8"/># text surface object</text:p>
      <text:p text:style-name="P1"><text:s text:c="8"/>textRect = text.get_rect()</text:p>
      <text:p text:style-name="P1"><text:s text:c="8"/># set the center of the rectangular object.</text:p>
      <text:p text:style-name="P1"><text:s text:c="8"/>textRect.center = (200,20)</text:p>
      <text:p text:style-name="P1"/>
      <text:p text:style-name="P1"/>
      <text:p text:style-name="P1"><text:s text:c="8"/>screen.blit(text, textRect)</text:p>
      <text:p text:style-name="P1"/>
      <text:p text:style-name="P1"><text:s text:c="8"/># Do logical updates here.</text:p>
      <text:p text:style-name="P1"><text:s text:c="8"/># ...</text:p>
      <text:p text:style-name="P1"/>
      <text:p text:style-name="P1"><text:s text:c="8"/>#screen.fill("purple") <text:s/># Fill the display with a solid color</text:p>
      <text:p text:style-name="P1"><text:soft-page-break/></text:p>
      <text:p text:style-name="P1"><text:s text:c="8"/># Render the graphics here.</text:p>
      <text:p text:style-name="P1"><text:s text:c="8"/># ...</text:p>
      <text:p text:style-name="P1"/>
      <text:p text:style-name="P1"><text:s text:c="8"/>pygame.time.wait(100)</text:p>
      <text:p text:style-name="P1"><text:s text:c="8"/>pygame.display.flip() <text:s/># Refresh on-screen display</text:p>
      <text:p text:style-name="P1"><text:s text:c="8"/>clock.tick(60) <text:s text:c="8"/># wait until next frame (at 60 FPS)</text:p>
      <text:p text:style-name="P1"/>
      <text:p text:style-name="P1"># Questo blocco si esegue solo quando il file viene eseguito direttamente</text:p>
      <text:p text:style-name="P1">if __name__ == "__main__":</text:p>
      <text:p text:style-name="P1"><text:s text:c="4"/>ru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1:12:32.583169396</meta:creation-date>
    <dc:date>2025-08-06T11:20:17.831262223</dc:date>
    <meta:editing-duration>PT7M46S</meta:editing-duration>
    <meta:editing-cycles>1</meta:editing-cycles>
    <meta:document-statistic meta:table-count="0" meta:image-count="0" meta:object-count="0" meta:page-count="14" meta:paragraph-count="559" meta:word-count="2260" meta:character-count="18923" meta:non-whitespace-character-count="12609"/>
    <meta:generator>LibreOffice/24.2.7.2$Linux_X86_64 LibreOffice_project/420$Build-2</meta:generator>
  </office:meta>
</office:document-meta>
</file>